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automatic-styles/>
  <office:body>
    <office:text>
      <text:p text:style-name="DocTitle">APIs for MVP Development</text:p>
      <text:p/>
      <text:h text:outline-level="1" text:style-name="DevHeading1">1. Firebase (by Google)</text:h>
      <text:p text:style-name="DevBodyText">Backend platform for event tracking, user registration, and live data syncing without needing to maintain a more traditional backend. Offers real-time database, user authentication, hosting, and cloud functions. https://firebase.google.com/</text:p>
      <text:p/>
      <text:h text:outline-level="1" text:style-name="DevHeading1">2. Supabase</text:h>
      <text:p text:style-name="DevBodyText">Alternative to Firebase (open-source), provides PostgreSQL-backed database, instant REST and real-time APIs, authentication, and storage. https://supabase.com/</text:p>
      <text:p/>
      <text:h text:outline-level="1" text:style-name="DevHeading1">3. Mapbox</text:h>
      <text:p text:style-name="DevBodyText">Highly-customizable map APIs for event-based functionality, e.g. visualizing events, group activities, and protest routes, but less heavy than Google Maps. https://www.mapbox.com/</text:p>
      <text:p/>
      <text:h text:outline-level="1" text:style-name="DevHeading1">4. Auth0</text:h>
      <text:p text:style-name="DevBodyText">Can manage GB_Roles (e.g. Observer, Builder, Moderator), including robust authentication flows, social logins with password-less sign-in (aka AnonID-login), and multi-factor authentication. https://auth0.com/</text:p>
      <text:p/>
      <text:h text:outline-level="1" text:style-name="DevHeading1">5. OpenAI (ChatGPT API)</text:h>
      <text:p text:style-name="DevBodyText">Can support BeAxa moderation and transparency automation, summarizing chat discussions and generating action proposals. https://platform.openai.com/docs/overview</text:p>
      <text:p/>
      <text:h text:outline-level="1" text:style-name="DevHeading1">6. Airtable API</text:h>
      <text:p text:style-name="DevBodyText">A visual interface that can help non-technical user-groups contribute to MVP testing, by managing lightweight project databases and interfacing them with forms and workflows. https://airtable.com/developers/web/api/introduction</text:p>
      <text:p/>
      <text:h text:outline-level="1" text:style-name="DevHeading1">7. Slack API</text:h>
      <text:p text:style-name="DevBodyText">Centralizes communications, especially during rapid-build phases, by enabling bots, alerts, or via GB integrations that coordinate volunteers. https://api.slack.com/</text:p>
      <text:p/>
      <text:h text:outline-level="1" text:style-name="DevHeading1">8. Notion API</text:h>
      <text:p text:style-name="DevBodyText">Integrates documentation, task tracking, or issue reports from within Notion, directly into developer workflows. https://developers.notion.com/</text:p>
      <text:p/>
      <text:h text:outline-level="1" text:style-name="DevHeading1">9. Technical MVP Overview</text:h>
      <text:p text:style-name="DevBodyText">Our Minimum Viable Product (MVP) will support the following core modules:</text:p>
      <text:p text:style-name="DevBodyText"/>
      <text:p text:style-name="DevBodyText">A. Account &amp; Role Management</text:p>
      <text:p text:style-name="DevBodyText">- Users must register and be assigned one of several predefined roles: Observer, Builder, Moderator.</text:p>
      <text:p text:style-name="DevBodyText">- Auth0 or Firebase Auth will handle secure login flows, possibly including AnonID passwordless login.</text:p>
      <text:p text:style-name="DevBodyText"/>
      <text:p text:style-name="DevBodyText">B. Event Discovery and Mapping</text:p>
      <text:p text:style-name="DevBodyText">- Users can browse or search nearby activism-related events.</text:p>
      <text:p text:style-name="DevBodyText">- Mapbox or Google Maps API will render maps and overlays.</text:p>
      <text:p text:style-name="DevBodyText">- Event data can be stored in Supabase or Firebase.</text:p>
      <text:p text:style-name="DevBodyText"/>
      <text:p text:style-name="DevBodyText">C. Real-Time Updates</text:p>
      <text:p text:style-name="DevBodyText">- Changes to events, user roles, or chat threads should update in real time.</text:p>
      <text:p text:style-name="DevBodyText">- This will be handled via Firebase Realtime DB or Supabase's real-time APIs.</text:p>
      <text:p text:style-name="DevBodyText"/>
      <text:p text:style-name="DevBodyText">D. Moderation (BeAxa)</text:p>
      <text:p text:style-name="DevBodyText">- AI moderation flags or annotates public discussions using OpenAI’s ChatGPT API.</text:p>
      <text:p text:style-name="DevBodyText">- Will support automated summary, response suggestions, and eventually community tagging.</text:p>
      <text:p text:style-name="DevBodyText"/>
      <text:p text:style-name="DevBodyText">E. Volunteer Coordination</text:p>
      <text:p text:style-name="DevBodyText">- Slack integration for dev alerts and team communication.</text:p>
      <text:p text:style-name="DevBodyText">- Task documentation and backlogs maintained in Notion and/or GitHub.</text:p>
      <text:p text:style-name="DevBodyText"/>
      <text:p text:style-name="DevBodyText">F. Admin Tools &amp; Dashboards</text:p>
      <text:p text:style-name="DevBodyText">- Airtable may be used for visual management of test users and event data during prototyping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styles>
    <style:style style:name="DocTitle" style:family="paragraph" style:display-name="DocTitle">
      <style:paragraph-properties fo:text-align="center"/>
      <style:text-properties fo:font-size="16pt" fo:font-weight="bold" fo:color="#003366"/>
    </style:style>
    <style:style style:name="DevHeading1" style:family="paragraph" style:display-name="DevHeading1">
      <style:paragraph-properties fo:text-align="left" fo:margin-bottom="0.5cm"/>
      <style:text-properties fo:font-size="14pt" fo:font-weight="bold" fo:color="#003366"/>
    </style:style>
    <style:style style:name="DevBodyText" style:family="paragraph" style:display-name="DevBodyText">
      <style:paragraph-properties fo:text-align="left"/>
      <style:text-properties fo:font-size="10pt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meta>
    <meta:generator>ODFPY/1.4.1</meta:generator>
  </office:meta>
</office:document-meta>
</file>